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i>x</mi>
                <mo stretchy="false">∗</mo>
                <mi>y</mi>
              </mrow>
              <mo stretchy="false">=</mo>
              <mn>1</mn>
            </mrow>
            <mo stretchy="false">⇒</mo>
            <mrow>
              <mi>y</mi>
              <mo stretchy="false">=</mo>
              <mfrac>
                <mn>1</mn>
                <mi>x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∗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row>
                    <mi>x</mi>
                    <mo stretchy="false">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n>1</mn>
            </mrow>
            <mi>'</mi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f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=</mo>
              <mrow>
                <mo stretchy="false">−</mo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i>x</mi>
              </mfrac>
              <mo stretchy="false">=</mo>
              <mfrac>
                <mrow>
                  <mo stretchy="false">−</mo>
                  <mi>y</mi>
                </mrow>
                <mi>x</mi>
              </mfrac>
              <mo stretchy="false">=</mo>
              <mrow>
                <mrow>
                  <mo stretchy="false">−</mo>
                  <mfrac>
                    <mn>1</mn>
                    <mi>x</mi>
                  </mfrac>
                </mrow>
                <mo stretchy="false">∗</mo>
                <mfrac>
                  <mn>1</mn>
                  <mi>x</mi>
                </mfrac>
              </mrow>
              <mo stretchy="false">=</mo>
              <mfrac>
                <mrow>
                  <mo stretchy="false">−</mo>
                  <mn>1</mn>
                </mrow>
                <msup>
                  <mi>x</mi>
                  <mn>2</mn>
                </msup>
              </mfrac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i>x</mi>
                  <mn>2</mn>
                </msup>
              </mfrac>
            </mrow>
          </mrow>
        </mtd>
      </mtr>
      <mtr>
        <mtd>
          <mrow/>
        </mtd>
      </mtr>
      <mtr>
        <mtd>
          <mrow>
            <mrow>
              <mi mathvariant="italic">dy</mi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  <mo stretchy="false">⇒</mo>
            <mrow>
              <mfrac>
                <mi mathvariant="italic">dy</mi>
                <mi mathvariant="italic">dx</mi>
              </mfrac>
              <mo stretchy="false">=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i mathvariant="italic">dy</mi>
                <mi mathvariant="italic">dx</mi>
              </mfrac>
              <mo stretchy="false">=</mo>
              <mfrac>
                <mrow>
                  <mo stretchy="false">−</mo>
                  <mn>1</mn>
                </mrow>
                <msup>
                  <mi>x</mi>
                  <mn>2</mn>
                </msup>
              </mfrac>
            </mrow>
          </mrow>
        </mtd>
      </mtr>
    </mtable>
    <annotation encoding="StarMath 5.0">x*y=1 drarrow y=1 over x
newline
newline
drarrow x*f( x )=1
newline
newline
drarrow (x*f( x ))'=1'
newline
newline
drarrow f( x )+f'( x )*x=0
newline
newline
drarrow f'( x )*x=-f( x )
newline
newline
drarrow f'( x )=-{f( x )} over x =-y over x=-{ 1 over x }*{ 1 over x }=-1 over { x^2 }
newline
newline
drarrow f'( x )=-1 over { x^2 }
newline
newline
dy = f'( x )*dx drarrow dy over dx=f'( x )
newline
newline
drarrow dy over dx=-1 over { x^2 }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17:06:47.888636207</meta:creation-date>
    <dc:date>2020-05-14T17:10:35.109777504</dc:date>
    <meta:editing-duration>PT3M10S</meta:editing-duration>
    <meta:editing-cycles>5</meta:editing-cycles>
    <meta:generator>LibreOffice/6.4.3.2$Linux_X86_64 LibreOffice_project/40$Build-2</meta:generator>
  </office:meta>
</office:document-meta>
</file>